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704cm"/>
    </style:style>
    <style:style style:name="ro1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9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7" table:default-cell-style-name="ce8"/>
        <table:table-column table:style-name="co3" table:default-cell-style-name="ce8"/>
        <table:table-column table:style-name="co18" table:default-cell-style-name="ce8"/>
        <table:table-column table:style-name="co4" table:default-cell-style-name="ce8"/>
        <table:table-column table:style-name="co19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43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39"/>
          <table:table-cell table:style-name="ce44" office:value-type="string">
            <text:p>Chain Lightning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35">
            <text:p>35</text:p>
          </table:table-cell>
          <table:table-cell table:style-name="ce45" office:value-type="float" office:value="8">
            <text:p>8</text:p>
          </table:table-cell>
          <table:table-cell table:style-name="ce48" office:value-type="string">
            <text:p>Forking lightning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39"/>
          <table:table-cell office:value-type="string">
            <text:p>Feathers Fligh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5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egi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41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Active</text:p>
          </table:table-cell>
          <table:table-cell table:style-name="ce46" table:number-columns-repeated="3"/>
          <table:table-cell table:style-name="ce49" office:value-type="string">
            <text:p>make a shield + weapon attack dealing arcane damage + stun</text:p>
          </table:table-cell>
          <table:table-cell table:style-name="ce49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44" office:value-type="string">
            <text:p>Eldritch Infusion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Sustained</text:p>
          </table:table-cell>
          <table:table-cell table:style-name="ce47" table:number-columns-repeated="3"/>
          <table:table-cell table:style-name="ce50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Adv. Nec. Minions</text:p>
          </table:table-cell>
          <table:table-cell table:style-name="ce6" office:value-type="string">
            <text:p>Summon Harmless Creature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office:value-type="string">
            <text:p>summons a harmless cure creature near, providing an easy kill to relpenish soul counter, only works with foes in sigh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office:value-type="string">
            <text:p>bolt turn into beam doing dark damage ; high level doesnt hit undead minion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ath Mastery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animatio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for X turns converts X mana into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Shades</text:p>
          </table:table-cell>
          <table:table-cell table:style-name="ce6"/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3])" office:value-type="float" office:value="450">
            <text:p>45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Regeneration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Restoration</text:p>
          </table:table-cell>
          <table:table-cell table:style-name="ce35" office:value-type="string">
            <text:p>Arcane Shield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65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/07/2011</text:date>, <text:time>15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7-31T15:54:15</dc:date>
    <dc:language>fr-FR</dc:language>
    <meta:editing-cycles>207</meta:editing-cycles>
    <meta:editing-duration>P10DT19H57M35S</meta:editing-duration>
    <meta:document-statistic meta:table-count="4" meta:cell-count="570" meta:object-count="0"/>
    <meta:user-defined meta:name="Info 1"/>
    <meta:user-defined meta:name="Info 2"/>
    <meta:user-defined meta:name="Info 3"/>
    <meta:user-defined meta:name="Info 4"/>
  </office:meta>
</office:document-meta>
</file>